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2cm"/>
    </style:style>
    <style:style style:name="co2" style:family="table-column">
      <style:table-column-properties fo:break-before="auto" style:column-width="3.14cm"/>
    </style:style>
    <style:style style:name="co3" style:family="table-column">
      <style:table-column-properties fo:break-before="auto" style:column-width="3.501cm"/>
    </style:style>
    <style:style style:name="co4" style:family="table-column">
      <style:table-column-properties fo:break-before="auto" style:column-width="2.267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ackground-color="#ff996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2" style:family="table-cell" style:parent-style-name="Default">
      <style:table-cell-properties fo:border-bottom="none" fo:background-color="#ffcc99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order-bottom="none" fo:background-color="#ffcc99" style:diagonal-bl-tr="none" style:diagonal-tl-br="none" fo:border-left="0.002cm solid #000000" fo:border-right="0.002cm solid #000000" fo:border-top="0.035cm solid #800000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border-bottom="0.035cm solid #800000" fo:background-color="#ffcc99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fo:border-bottom="0.002cm solid #000000" fo:background-color="#ffcc99" style:diagonal-bl-tr="none" style:diagonal-tl-br="none" fo:border-left="0.002cm solid #000000" fo:border-right="0.002cm solid #000000" fo:border-top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ffffcc"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Hoja1" table:style-name="ta1" table:print="false">
        <table:table-column table:style-name="co1" table:default-cell-style-name="ce2"/>
        <table:table-column table:style-name="co1" table:default-cell-style-name="ce6"/>
        <table:table-column table:style-name="co2" table:default-cell-style-name="ce6"/>
        <table:table-column table:style-name="co3" table:default-cell-style-name="ce6"/>
        <table:table-row table:style-name="ro1">
          <table:table-cell table:style-name="ce1" office:value-type="string">
            <text:p>Tipo de Grafo</text:p>
          </table:table-cell>
          <table:table-cell table:style-name="ce1" office:value-type="string">
            <text:p>H. Constructiva</text:p>
          </table:table-cell>
          <table:table-cell table:style-name="ce1" office:value-type="string">
            <text:p>Búsqueda Local</text:p>
          </table:table-cell>
          <table:table-cell table:style-name="ce1" office:value-type="string">
            <text:p>GRASP</text:p>
          </table:table-cell>
        </table:table-row>
        <table:table-row table:style-name="ro2">
          <table:table-cell office:value-type="string">
            <text:p>1) 600 nds BD</text:p>
          </table:table-cell>
          <table:table-cell office:value-type="string">
            <text:p>185800 (99 ms.)</text:p>
          </table:table-cell>
          <table:table-cell office:value-type="string">
            <text:p>366250 (204 ms.)</text:p>
          </table:table-cell>
          <table:table-cell office:value-type="string">
            <text:p>440560 (9479 ms.)</text:p>
          </table:table-cell>
        </table:table-row>
        <table:table-row table:style-name="ro2">
          <table:table-cell office:value-type="string">
            <text:p>2) 600 nds BD</text:p>
          </table:table-cell>
          <table:table-cell office:value-type="string">
            <text:p>186190 (68 ms.)</text:p>
          </table:table-cell>
          <table:table-cell office:value-type="string">
            <text:p>433830 (177 ms.)</text:p>
          </table:table-cell>
          <table:table-cell office:value-type="string">
            <text:p>442610 (9923 ms.)</text:p>
          </table:table-cell>
        </table:table-row>
        <table:table-row table:style-name="ro2">
          <table:table-cell office:value-type="string">
            <text:p>3) 600 nds BD</text:p>
          </table:table-cell>
          <table:table-cell office:value-type="string">
            <text:p>181980 (65 ms.)</text:p>
          </table:table-cell>
          <table:table-cell office:value-type="string">
            <text:p>418860 (144 ms.)</text:p>
          </table:table-cell>
          <table:table-cell office:value-type="string">
            <text:p>449960 (10852 ms.)</text:p>
          </table:table-cell>
        </table:table-row>
        <table:table-row table:style-name="ro2">
          <table:table-cell table:style-name="ce3" office:value-type="string">
            <text:p>1) 600 nds MD</text:p>
          </table:table-cell>
          <table:table-cell office:value-type="string">
            <text:p>125810 (75 ms.)</text:p>
          </table:table-cell>
          <table:table-cell office:value-type="string">
            <text:p>320270 (133 ms.)</text:p>
          </table:table-cell>
          <table:table-cell office:value-type="string">
            <text:p>339880 (8405 ms.)</text:p>
          </table:table-cell>
        </table:table-row>
        <table:table-row table:style-name="ro2">
          <table:table-cell office:value-type="string">
            <text:p>2) 600 nds MD</text:p>
          </table:table-cell>
          <table:table-cell office:value-type="string">
            <text:p>114880 (63 ms.)</text:p>
          </table:table-cell>
          <table:table-cell office:value-type="string">
            <text:p>279480 (187 ms.)</text:p>
          </table:table-cell>
          <table:table-cell office:value-type="string">
            <text:p>323150 (7851 ms.)</text:p>
          </table:table-cell>
        </table:table-row>
        <table:table-row table:style-name="ro2">
          <table:table-cell table:style-name="ce4" office:value-type="string">
            <text:p>3) 600 nds MD</text:p>
          </table:table-cell>
          <table:table-cell office:value-type="string">
            <text:p>125940 (72 ms.)</text:p>
          </table:table-cell>
          <table:table-cell office:value-type="string">
            <text:p>318310 (123 ms.)</text:p>
          </table:table-cell>
          <table:table-cell office:value-type="string">
            <text:p>340820 (8261 ms.)</text:p>
          </table:table-cell>
        </table:table-row>
        <table:table-row table:style-name="ro2">
          <table:table-cell office:value-type="string">
            <text:p>1) 600 nds AD</text:p>
          </table:table-cell>
          <table:table-cell office:value-type="string">
            <text:p>110060 (101 ms.)</text:p>
          </table:table-cell>
          <table:table-cell office:value-type="string">
            <text:p>289470 (240 ms.)</text:p>
          </table:table-cell>
          <table:table-cell office:value-type="string">
            <text:p>304990 (8745 ms.)</text:p>
          </table:table-cell>
        </table:table-row>
        <table:table-row table:style-name="ro2">
          <table:table-cell office:value-type="string">
            <text:p>2) 600 nds AD</text:p>
          </table:table-cell>
          <table:table-cell office:value-type="string">
            <text:p>104810 (74 ms.)</text:p>
          </table:table-cell>
          <table:table-cell office:value-type="string">
            <text:p>240830 (169 ms.)</text:p>
          </table:table-cell>
          <table:table-cell office:value-type="string">
            <text:p>280910 (7701 ms.)</text:p>
          </table:table-cell>
        </table:table-row>
        <table:table-row table:style-name="ro2">
          <table:table-cell table:style-name="ce5" office:value-type="string">
            <text:p>3) 600 nds AD</text:p>
          </table:table-cell>
          <table:table-cell office:value-type="string">
            <text:p>102590 (70 ms.)</text:p>
          </table:table-cell>
          <table:table-cell office:value-type="string">
            <text:p>266770 (129 ms.)</text:p>
          </table:table-cell>
          <table:table-cell office:value-type="string">
            <text:p>297060 (7810 ms.)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Liberation Sans" fo:language="es" fo:country="AR" style:font-name-asian="DejaVu Sans" style:language-asian="zxx" style:country-asian="none" style:font-name-complex="DejaVu Sans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6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6P0"/>
    </number:currency-style>
    <number:number-style style:name="N107P0" style:volatile="true">
      <number:text>$ </number:text>
      <number:number number:decimal-places="0" number:min-integer-digits="1" number:grouping="true"/>
    </number:number-style>
    <number:number-style style:name="N107">
      <number:text>$ 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style:text-properties fo:color="#ff0000"/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2" number:min-integer-digits="1" number:grouping="true"/>
    </number:number-style>
    <number:number-style style:name="N109">
      <number:text>$ 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text>$ </number:text>
      <number:number number:decimal-places="2" number:min-integer-digits="1" number:grouping="true"/>
    </number:number-style>
    <number:number-style style:name="N110">
      <style:text-properties fo:color="#ff0000"/>
      <number:text>$ 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number number:decimal-places="0" number:min-integer-digits="1" number:grouping="true"/>
      <number:text> </number:text>
    </number:number-style>
    <number:number-style style:name="N111P1" style:volatile="true">
      <number:text> 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$ </number:text>
      <number:number number:decimal-places="0" number:min-integer-digits="1" number:grouping="true"/>
      <number:text> </number:text>
    </number:number-style>
    <number:number-style style:name="N112P1" style:volatile="true">
      <number:text> $ -</number:text>
      <number:number number:decimal-places="0" number:min-integer-digits="1" number:grouping="true"/>
      <number:text> </number:text>
    </number:number-style>
    <number:number-style style:name="N112P2" style:volatile="true">
      <number:text> $ - </number:text>
    </number:number-style>
    <number:text-style style:name="N112"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number number:decimal-places="2" number:min-integer-digits="1" number:grouping="true"/>
      <number:text> </number:text>
    </number:number-style>
    <number:number-style style:name="N113P1" style:volatile="true">
      <number:text> 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$ </number:text>
      <number:number number:decimal-places="2" number:min-integer-digits="1" number:grouping="true"/>
      <number:text> </number:text>
    </number:number-style>
    <number:number-style style:name="N114P1" style:volatile="true">
      <number:text> $ -</number:text>
      <number:number number:decimal-places="2" number:min-integer-digits="1" number:grouping="true"/>
      <number:text> </number:text>
    </number:number-style>
    <number:number-style style:name="N114P2" style:volatile="true">
      <number:text> $ -</number:text>
      <number:number number:decimal-places="0" number:min-integer-digits="0"/>
      <number:text>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:</number:text>
      <number:seconds number:style="long"/>
    </number:time-style>
    <number:time-style style:name="N11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7">
      <number:minutes number:style="long"/>
      <number:text>: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number-style style:name="N119P0" style:volatile="true">
      <number:number number:decimal-places="0" number:min-integer-digits="1"/>
    </number:number-style>
    <number:number-style style:name="N119">
      <style:text-properties fo:color="#ff0000"/>
      <number:text>-</number:text>
      <number:number number:decimal-places="0" number:min-integer-digits="1"/>
      <style:map style:condition="value()&gt;=0" style:apply-style-name="N119P0"/>
    </number:number-style>
    <number:date-style style:name="N5116" number:language="en" number:country="US">
      <number:month/>
      <number:text>/</number:text>
      <number:day/>
      <number:text>/</number:text>
      <number:year number:style="long"/>
    </number:date-style>
    <number:date-style style:name="N5117" number:language="en" number:country="US">
      <number:day/>
      <number:text>-</number:text>
      <number:month number:textual="true"/>
      <number:text>-</number:text>
      <number:year/>
    </number:date-style>
    <number:date-style style:name="N5118" number:language="en" number:country="US">
      <number:day/>
      <number:text>-</number:text>
      <number:month number:textual="true"/>
    </number:date-style>
    <number:date-style style:name="N5119" number:language="en" number:country="US">
      <number:month number:textual="true"/>
      <number:text>-</number:text>
      <number:year/>
    </number:date-style>
    <number:time-style style:name="N5120" number:language="en" number:country="US">
      <number:hours/>
      <number:text>:</number:text>
      <number:minutes number:style="long"/>
      <number:text> </number:text>
      <number:am-pm/>
    </number:time-style>
    <number:time-style style:name="N512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2" number:language="en" number:country="US">
      <number:hours/>
      <number:text>:</number:text>
      <number:minutes number:style="long"/>
    </number:time-style>
    <number:time-style style:name="N512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5P0" style:volatile="true" number:language="en" number:country="US">
      <number:number number:decimal-places="0" number:min-integer-digits="1" number:grouping="true"/>
      <number:text> </number:text>
    </number:number-style>
    <number:number-style style:name="N5125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5125P0"/>
    </number:number-style>
    <number:number-style style:name="N5126P0" style:volatile="true" number:language="en" number:country="US">
      <number:number number:decimal-places="0" number:min-integer-digits="1" number:grouping="true"/>
      <number:text> </number:text>
    </number:number-style>
    <number:number-style style:name="N512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6P0"/>
    </number:number-style>
    <number:number-style style:name="N5127P0" style:volatile="true" number:language="en" number:country="US">
      <number:number number:decimal-places="2" number:min-integer-digits="1" number:grouping="true"/>
      <number:text> </number:text>
    </number:number-style>
    <number:number-style style:name="N512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27P0"/>
    </number:number-style>
    <number:number-style style:name="N5128P0" style:volatile="true" number:language="en" number:country="US">
      <number:number number:decimal-places="2" number:min-integer-digits="1" number:grouping="true"/>
      <number:text> </number:text>
    </number:number-style>
    <number:number-style style:name="N512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28P0"/>
    </number:number-style>
    <number:currency-style style:name="N5129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9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9P0"/>
    </number:currency-style>
    <number:currency-style style:name="N513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0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0P0"/>
    </number:currency-style>
    <number:currency-style style:name="N5131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6-26">26/06/2009</text:date>, <text:time>17:13:57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7$Build-9310</meta:generator>
    <dc:date>2009-06-26T17:13:57</dc:date>
    <meta:editing-cycles>1</meta:editing-cycles>
    <meta:editing-duration>PT2M7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1" meta:cell-count="40"/>
  </office:meta>
</office:document-meta>
</file>